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style="normal" style:font-name-asian="Times New Roman3" style:font-style-asian="normal" style:font-name-complex="Times New Roman3" style:font-style-complex="normal"/>
    </style:style>
    <style:style style:name="P4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6" style:family="paragraph" style:parent-style-name="Text_20_body">
      <style:text-properties style:font-name="Cambria" fo:language="en" fo:country="US" fo:font-style="normal" style:font-name-asian="Times New Roman3" style:font-style-asian="normal" style:font-name-complex="Times New Roman3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12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4" style:family="text">
      <style:text-properties fo:language="en" fo:country="US" style:font-name-asian="Times New Roman2" style:font-name-complex="Times New Roman2"/>
    </style:style>
    <style:style style:name="T5" style:family="text">
      <style:text-properties fo:language="en" fo:country="US" style:font-name-asian="Times New Roman3" style:font-name-complex="Times New Roman3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3112.png" xlink:type="simple" xlink:show="embed" xlink:actuate="onLoad"/></draw:frame></text:p>
          </table:table-cell>
          <table:table-cell table:style-name="Table1.B1" office:value-type="string">
            <text:h text:style-name="P9" text:outline-level="1">Нелинейный электрический элемент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619cm" svg:height="1.011cm" draw:z-index="1"><draw:image xlink:href="../images/3112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представляет собой модель нелинейного сопротивления, описываемого следующим соотношением:</text:p>
            <text:p text:style-name="P4"><draw:frame draw:style-name="fr3" draw:name="Объект1" text:anchor-type="as-char" svg:width="7.361cm" svg:height="0.686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где:</text:p>
            <text:p text:style-name="P4"><draw:frame draw:style-name="fr3" draw:name="Объект2" text:anchor-type="as-char" svg:width="2.4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потенциалы узлов, к которым подключен данный элемент;</text:p>
            <text:p text:style-name="P4"><draw:frame draw:style-name="fr3" draw:name="Объект3" text:anchor-type="as-char" svg:width="3.253cm" svg:height="0.686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функция зависимости проводимости от передапа напряжения;</text:p>
            <text:p text:style-name="P4"><draw:frame draw:style-name="fr3" draw:name="Объект4" text:anchor-type="as-char" svg:width="1.046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ток через элемент.</text:p>
            <text:p text:style-name="P4">Внутренняя структура данного блока приведена на рисунке 1:</text:p>
            <text:p text:style-name="P5"><draw:frame draw:style-name="fr2" draw:name="Графический объект3" text:anchor-type="as-char" svg:width="17.701cm" svg:height="10.345cm" draw:z-index="6"><draw:image xlink:href="../images/3112_ris_1.png" xlink:type="simple" xlink:show="embed" xlink:actuate="onLoad"/></draw:frame></text:p>
            <text:p text:style-name="P5">Рисунок 1 – Внутренняя структура блока «Нелинейный электрический элемент»</text:p>
            <text:p text:style-name="P4">Данный блок при помощи блоков для создания ненаправленных соединений передаёт в подключенные к данному элементу внутренние узлы электрической схемы значения проводимостей (KJ), которые вычисляются как функция от <text:soft-page-break/>разности входных потенциалов, и значения токов (Isrc), равные нулю. Для того чтобы обеспечить корректный подбор проводимости производится проверка сходимости проводимости путём сравнения значения проводимости на предварительном шаге и окончательном шаге. Значение своего номера узла (NSELF) передаётся как значение соседнего номера узла (NJ) и наоборот.</text:p>
            <text:p text:style-name="P1"><text:span text:style-name="T8">Свойства</text:span><text:span text:style-name="T7">:</text:span></text:p>
            <text:list xml:id="list4628387970779068376" text:style-name="L1">
              <text:list-item>
                <text:p text:style-name="P10"><text:span text:style-name="T6">Перепад напряжений, В</text:span> – вектор, задающий значения перепада напряжений.</text:p>
              </text:list-item>
              <text:list-item>
                <text:p text:style-name="P10">Проводимость, 1/Ом – вектор, задающий проводимость элемента при напряжениях, указанных в первом свойстве.</text:p>
              </text:list-item>
            </text:list>
            <text:p text:style-name="P1"><text:span text:style-name="T11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6">Перепад напряжений, В</text:p>
                </table:table-cell>
                <table:table-cell table:style-name="Таблица1.B3" office:value-type="string">
                  <text:p text:style-name="P1">[<text:span text:style-name="T7">-2,-1</text:span><text:span text:style-name="T1">,0,</text:span><text:span text:style-name="T7">1,2,3</text:span>]</text:p>
                </table:table-cell>
              </table:table-row>
              <table:table-row>
                <table:table-cell table:style-name="Таблица1.A3" office:value-type="string">
                  <text:p text:style-name="P3">Проводимость, 1/Ом</text:p>
                </table:table-cell>
                <table:table-cell table:style-name="Таблица1.B3" office:value-type="string">
                  <text:p text:style-name="P1">[1<text:span text:style-name="T1">e-4,1e-3,1e-2,2,3,4]</text:span>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2">Именованное</text:span><text:span text:style-name="T11"> задание </text:span><text:span text:style-name="T10">свойст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6">Перепад напряжений, В</text:p>
                </table:table-cell>
                <table:table-cell table:style-name="Таблица1.B3" office:value-type="string">
                  <text:p text:style-name="P1">[<text:span text:style-name="T1">du1,du2,du3</text:span>]</text:p>
                </table:table-cell>
              </table:table-row>
              <table:table-row>
                <table:table-cell table:style-name="Таблица1.A3" office:value-type="string">
                  <text:p text:style-name="P3">Проводимость, 1/Ом</text:p>
                </table:table-cell>
                <table:table-cell table:style-name="Таблица1.B3" office:value-type="string">
                  <text:p text:style-name="P1">[<text:span text:style-name="T1">k1,k2,k3</text:span>]</text:p>
                </table:table-cell>
              </table:table-row>
            </table:table>
            <text:p text:style-name="P1"><text:span text:style-name="T12">Примечани</text:span><text:span text:style-name="T8">я</text:span>:</text:p>
            <text:list xml:id="list8852143993320587425" text:style-name="L2">
              <text:list-item>
                <text:p text:style-name="P12"><text:span text:style-name="T7">Свойства блока должны иметь </text:span><text:span text:style-name="T9">одинаковую</text:span><text:span text:style-name="T7"> размерность</text:span>.</text:p>
              </text:list-item>
              <text:list-item>
                <text:p text:style-name="P11">Именованные<text:span text:style-name="T1"> свойств</text:span>а<text:span text:style-name="T1"> </text:span>задаются<text:span text:style-name="T1"> как </text:span><text:span text:style-name="T13">локальные</text:span><text:span text:style-name="T1"> </text:span>переменные<text:span text:style-name="T1"> модели (или субмодели) во вкладке </text:span><text:span text:style-name="T2">Параметры</text:span><text:span text:style-name="T1"> или как глобальны</text:span>е<text:span text:style-name="T1"> сигнал</text:span>ы<text:span text:style-name="T1"> проекта при помощи пункта главного меню </text:span><text:span text:style-name="T2">Графика</text:span><text:span text:style-name="T1"> </text:span><text:span text:style-name="T4">→</text:span><text:span text:style-name="T5"> </text:span><text:span text:style-name="T3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елинейный электрический элемент</dc:title>
    <dc:date>2015-01-12T17:04:13.44</dc:date>
    <meta:generator>OpenOffice/4.1.1$Win32 OpenOffice.org_project/411m6$Build-9775</meta:generator>
    <meta:editing-duration>PT3H35M59S</meta:editing-duration>
    <meta:editing-cycles>106</meta:editing-cycles>
    <meta:document-statistic meta:table-count="2" meta:image-count="3" meta:object-count="4" meta:page-count="2" meta:paragraph-count="37" meta:word-count="216" meta:character-count="170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enced open="(" close=")">
          <mrow>
            <mrow>
              <msub>
                <mi>u</mi>
                <mn>1</mn>
              </msub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−</mo>
                <msub>
                  <mi>u</mi>
                  <mn>2</mn>
                </msub>
              </mrow>
              <mrow>
                <mo stretchy="false">(</mo>
                <mrow>
                  <mi>t</mi>
                </mrow>
                <mo stretchy="false">)</mo>
              </mrow>
            </mrow>
          </mrow>
        </mfenced>
        <mo stretchy="false">⋅</mo>
        <mi>y</mi>
      </mrow>
      <mrow>
        <mfenced open="(" close=")">
          <mrow>
            <mrow>
              <msub>
                <mi>u</mi>
                <mn>1</mn>
              </msub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−</mo>
                <msub>
                  <mi>u</mi>
                  <mn>2</mn>
                </msub>
              </mrow>
              <mrow>
                <mo stretchy="false">(</mo>
                <mrow>
                  <mi>t</mi>
                </mrow>
                <mo stretchy="false">)</mo>
              </mrow>
            </mrow>
          </mrow>
        </mfenced>
        <mo stretchy="false">=</mo>
        <mi>I</mi>
      </mrow>
      <mrow>
        <mo stretchy="false">(</mo>
        <mrow>
          <mi>t</mi>
        </mrow>
        <mo stretchy="false">)</mo>
      </mrow>
    </mrow>
    <annotation encoding="StarMath 5.0">left ( {u_1(t) - u_2(t)} right )
cdot
y
left ( {u_1(t) - u_2(t)} right )
=
I(t)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sub>
        <mi>u</mi>
        <mn>2</mn>
      </msub>
      <mrow>
        <mo stretchy="false">(</mo>
        <mrow>
          <mi>t</mi>
        </mrow>
        <mo stretchy="false">)</mo>
      </mrow>
    </mrow>
    <annotation encoding="StarMath 5.0">u_1(t) , u_2(t)</annotation>
  </semantics>
</math>
</file>

<file path=Object 3/content.xml><?xml version="1.0" encoding="utf-8"?>
<math xmlns="http://www.w3.org/1998/Math/MathML">
  <semantics>
    <mrow>
      <mi>y</mi>
      <mfenced open="(" close=")">
        <mrow>
          <mrow>
            <msub>
              <mi>u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</mrow>
      </mfenced>
    </mrow>
    <annotation encoding="StarMath 5.0">y left ( { u_1(t) - u_2(t)} right 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